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0.099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0pt" style:font-size-asian="8.75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DICTIONARY</text:p>
          </table:table-cell>
          <table:table-cell table:style-name="Table1.A1" office:value-type="string">
            <text:p text:style-name="P4">THRUST_GAME</text:p>
          </table:table-cell>
          <table:table-cell table:style-name="Table1.C1" office:value-type="string">
            <text:p text:style-name="P1">Part 1/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COMMENT</text:p>
            <text:p text:style-name="Table_20_Contents"><text:s text:c="4"/><text:span text:style-name="T1">List of classes that make up the Thrust Game</text:span></text:p>
          </table:table-cell>
          <table:table-cell table:style-name="Table2.B1" office:value-type="string">
            <text:p text:style-name="Table_20_Contents">INDEXING</text:p>
            <text:p text:style-name="Table_20_Contents"><text:s text:c="4"/><text:span text:style-name="T1">System: THRUST_GAME</text:span> </text:p>
            <text:p text:style-name="Table_20_Contents"><text:s text:c="4"/><text:span text:style-name="T1">Created: 26-Feb-2008 “Copy N' Paste”</text:span></text:p>
            <text:p text:style-name="P2"><text:s text:c="4"/></text:p>
            <text:p text:style-name="Table_20_Contents"><text:s text:c="7"/></text:p>
          </table:table-cell>
        </table:table-row>
      </table:table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Class</text:p>
          </table:table-cell>
          <table:table-cell table:style-name="Table3.A1" office:value-type="string">
            <text:p text:style-name="P1">Cluster</text:p>
          </table:table-cell>
          <table:table-cell table:style-name="Table3.C1" office:value-type="string">
            <text:p text:style-name="P1">Description</text:p>
          </table:table-cell>
        </table:table-row>
        <table:table-row>
          <table:table-cell table:style-name="Table3.A2" office:value-type="string">
            <text:p text:style-name="Table_20_Contents">LEVEL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"><text:s/>The game is executed over a number of Levels which in essence encapsulate the <text:s text:c="3"/><text:tab/> </text:p>
            <text:p text:style-name="P3"><text:tab/>whole game.</text:p>
          </table:table-cell>
        </table:table-row>
        <table:table-row>
          <table:table-cell table:style-name="Table3.A2" office:value-type="string">
            <text:p text:style-name="Table_20_Contents">SPACESHIP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<text:s/>The component the player interacts with and controls to play the game. Its a <text:tab/> </text:p>
            <text:p text:style-name="P3"><text:tab/>triangular shaped object which depends on Fuel to move, composed of yellow lines and a <text:tab/>clear body. </text:p>
          </table:table-cell>
        </table:table-row>
        <table:table-row>
          <table:table-cell table:style-name="Table3.A2" office:value-type="string">
            <text:p text:style-name="Table_20_Contents">FUEL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Instance of Structure necessary for SPACESHIP to survive </text:p>
          </table:table-cell>
        </table:table-row>
        <table:table-row>
          <table:table-cell table:style-name="Table3.A2" office:value-type="string">
            <text:p text:style-name="Table_20_Contents">FACTORY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<text:s/>Instance of Structure, Level becomes contaminated if Factory is destroyed</text:p>
          </table:table-cell>
        </table:table-row>
        <table:table-row table:style-name="Table3.6">
          <table:table-cell table:style-name="Table3.A2" office:value-type="string">
            <text:p text:style-name="Table_20_Contents">ENMEY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Instance of Structure that fires instances of bullet at the SPACESHIP, however the <text:s text:c="3"/><text:tab/> </text:p>
            <text:p text:style-name="P3"><text:tab/>SPACESHIP can destroy Enemy's by firing its bullets at them</text:p>
          </table:table-cell>
        </table:table-row>
        <table:table-row>
          <table:table-cell table:style-name="Table3.A2" office:value-type="string">
            <text:p text:style-name="Table_20_Contents">BULLET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<text:s/>Projectile with magnitude and direction, which destroys Structure's it impacts</text:p>
          </table:table-cell>
        </table:table-row>
        <table:table-row>
          <table:table-cell table:style-name="Table3.A2" office:value-type="string">
            <text:p text:style-name="Table_20_Contents">STRUCTUR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">All objects of form displayed in the Levels are structures</text:p>
          </table:table-cell>
        </table:table-row>
        <table:table-row>
          <table:table-cell table:style-name="Table3.A2" office:value-type="string">
            <text:p text:style-name="Table_20_Contents">ROD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Is emitted from the SPACESHIP to pick up POD</text:p>
          </table:table-cell>
        </table:table-row>
        <table:table-row>
          <table:table-cell table:style-name="Table3.A2" office:value-type="string">
            <text:p text:style-name="Table_20_Contents">POD</text:p>
          </table:table-cell>
          <table:table-cell table:style-name="Table3.A2" office:value-type="string">
            <text:p text:style-name="Table_20_Contents">STRUCTURE</text:p>
          </table:table-cell>
          <table:table-cell table:style-name="Table3.C2" office:value-type="string">
            <text:p text:style-name="P3">The objective of the game is for the SPACESHIP to pick up each LEVELS P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IE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atrick</meta:initial-creator>
    <meta:creation-date>2008-02-26T14:38:34</meta:creation-date>
    <dc:creator>Patrick</dc:creator>
    <dc:date>2008-03-06T13:25:45</dc:date>
    <meta:editing-cycles>8</meta:editing-cycles>
    <meta:editing-duration>PT1H56M5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41" meta:word-count="178" meta:character-count="1114"/>
  </office:meta>
</office:document-meta>
</file>